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end="Arrow" draw:marker-end-width="0.0787in" draw:textarea-horizontal-align="center" draw:textarea-vertical-align="middle"/>
      <style:paragraph-properties fo:text-align="center"/>
    </style:style>
    <style:style style:name="gr2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2.5366in" svg:y1="1.3071in" svg:x2="3.5449in" svg:y2="0.272in">
            <text:p/>
          </draw:line>
          <draw:line draw:z-index="1" draw:name="Line 2" draw:style-name="gr1" draw:text-style-name="P1" svg:x1="5.3768in" svg:y1="0.9622in" svg:x2="4.3035in" svg:y2="0.2929in">
            <text:p/>
          </draw:line>
          <draw:line draw:z-index="2" draw:name="Line 3" draw:style-name="gr1" draw:text-style-name="P1" svg:x1="5.1925in" svg:y1="1.0248in" svg:x2="4.3142in" svg:y2="0.3031in">
            <text:p/>
          </draw:line>
          <draw:line draw:z-index="3" draw:name="Line 4" draw:style-name="gr1" draw:text-style-name="P1" svg:x1="4.3902in" svg:y1="2.2169in" svg:x2="5.2465in" svg:y2="0.272in">
            <text:p/>
          </draw:line>
          <draw:line draw:z-index="4" draw:name="Line 5" draw:style-name="gr1" draw:text-style-name="P1" svg:x1="3.4579in" svg:y1="2.3736in" svg:x2="2.4933in" svg:y2="0.2197in">
            <text:p/>
          </draw:line>
          <draw:path draw:z-index="5" draw:name="Bézier curve 1" draw:style-name="gr2" draw:text-style-name="P1" svg:width="2.0461in" svg:height="1.3504in" draw:transform="rotate (0.977209848191625) translate (-0.382613077252115in 1.98428556366397in)" svg:viewBox="0 0 5198 3431" svg:d="M0 3431c2018 0 3086-1219 3086-1219l2112-2189-15-23">
            <text:p/>
          </draw:path>
          <draw:path draw:z-index="6" draw:name="Bézier curve 2" draw:style-name="gr2" draw:text-style-name="P1" svg:width="2.2319in" svg:height="2.8972in" draw:transform="skewX (4.46343538942316E-017) rotate (0.407883446191075) translate (-0.29307818741385in 1.16768442767374in)" svg:viewBox="0 0 5670 7360" svg:d="M0 7360c1139 0 906-2098 906-2098l4764-5262">
            <text:p/>
          </draw:path>
          <draw:path draw:z-index="7" draw:name="Bézier curve 3" draw:style-name="gr2" draw:text-style-name="P1" svg:width="2.5689in" svg:height="5.3193in" draw:transform="skewX (-0.0745255590601578) rotate (-1.02695173187346) translate (5.97278263891263in 1.19622686042308in)" svg:viewBox="0 0 6526 13512" svg:d="M0 13512c2653 0 6526-6590 6526-6590l-6313-6922-56 32-47-30">
            <text:p/>
          </draw:path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Team</text:p>
          </table:table-cell>
          <table:table-cell/>
          <table:table-cell office:value-type="string" calcext:value-type="string">
            <text:p>G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last_name</text:p>
          </table:table-cell>
          <table:table-cell/>
          <table:table-cell office:value-type="string" calcext:value-type="string">
            <text:p>badge</text:p>
          </table:table-cell>
          <table:table-cell/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team1_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e</text:p>
          </table:table-cell>
          <table:table-cell table:number-columns-repeated="3"/>
          <table:table-cell office:value-type="string" calcext:value-type="string">
            <text:p>team2_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jornada_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_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Game St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 Team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game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ey</text:p>
          </table:table-cell>
          <table:table-cell table:number-columns-repeated="3"/>
          <table:table-cell office:value-type="string" calcext:value-type="string">
            <text:p>play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</text:p>
          </table:table-cell>
          <table:table-cell table:number-columns-repeated="3"/>
          <table:table-cell office:value-type="string" calcext:value-type="string">
            <text:p>time_played</text:p>
          </table:table-cell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table:number-columns-repeated="3"/>
          <table:table-cell office:value-type="string" calcext:value-type="string">
            <text:p>points_sco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1_id</text:p>
          </table:table-cell>
          <table:table-cell table:number-columns-repeated="3"/>
          <table:table-cell office:value-type="string" calcext:value-type="string">
            <text:p>offensive rebo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2_id</text:p>
          </table:table-cell>
          <table:table-cell table:number-columns-repeated="3"/>
          <table:table-cell office:value-type="string" calcext:value-type="string">
            <text:p>defensive rebo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3_id</text:p>
          </table:table-cell>
          <table:table-cell table:number-columns-repeated="3"/>
          <table:table-cell office:value-type="string" calcext:value-type="string">
            <text:p>ass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4_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er5_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er6_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Jornad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0:05:41.2090210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9:51:52.213814102</meta:creation-date>
    <dc:date>2023-09-19T10:08:17.803281979</dc:date>
    <meta:editing-duration>P1DT13H21M35S</meta:editing-duration>
    <meta:editing-cycles>3</meta:editing-cycles>
    <meta:generator>LibreOffice/7.5.5.2$Linux_X86_64 LibreOffice_project/50$Build-2</meta:generator>
    <meta:document-statistic meta:table-count="1" meta:cell-count="50" meta:object-count="8"/>
  </office:meta>
</office:document-meta>
</file>